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4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B16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af950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officeooo:rsid="003e2723" officeooo:paragraph-rsid="003e2723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3ca12c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6060"/>
    </style:style>
    <style:style style:name="P15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fo:padding="0.049cm" fo:border="0.06pt solid #000000" style:shadow="#808080 0.18cm 0.18cm" style:writing-mode="lr-tb">
        <style:tab-stops/>
      </style:paragraph-properties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ffff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shadow="none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15%" style:writing-mode="lr-tb"/>
      <style:text-properties fo:language="en" fo:country="US"/>
    </style:style>
    <style:style style:name="P22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6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7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2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29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writing-mode="lr-tb"/>
      <style:text-properties fo:color="#666666" fo:language="en" fo:country="US"/>
    </style:style>
    <style:style style:name="P3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3e2723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officeooo:rsid="003f035b" officeooo:paragraph-rsid="003f035b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ccc35"/>
    </style:style>
    <style:style style:name="T7" style:family="text">
      <style:text-properties fo:color="#666666"/>
    </style:style>
    <style:style style:name="T8" style:family="text">
      <style:text-properties fo:color="#666666" officeooo:rsid="001dbc88"/>
    </style:style>
    <style:style style:name="T9" style:family="text">
      <style:text-properties fo:color="#666666" officeooo:rsid="001ea099"/>
    </style:style>
    <style:style style:name="T10" style:family="text">
      <style:text-properties fo:color="#666666" officeooo:rsid="002027ff"/>
    </style:style>
    <style:style style:name="T11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666666" fo:font-size="11pt" officeooo:rsid="002027ff" style:font-size-asian="11pt" style:font-size-complex="11pt"/>
    </style:style>
    <style:style style:name="T14" style:family="text">
      <style:text-properties fo:color="#666666" fo:font-size="11pt" officeooo:rsid="001dbc88" style:font-size-asian="11pt" style:font-size-complex="11pt"/>
    </style:style>
    <style:style style:name="T15" style:family="text">
      <style:text-properties fo:color="#666666" fo:font-size="11pt" officeooo:rsid="00257c2a" style:font-size-asian="11pt" style:font-size-complex="11pt"/>
    </style:style>
    <style:style style:name="T16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ca12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1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027ff"/>
    </style:style>
    <style:style style:name="T30" style:family="text">
      <style:text-properties officeooo:rsid="00227052"/>
    </style:style>
    <style:style style:name="T31" style:family="text">
      <style:text-properties officeooo:rsid="002332e6"/>
    </style:style>
    <style:style style:name="T32" style:family="text">
      <style:text-properties officeooo:rsid="00244007"/>
    </style:style>
    <style:style style:name="T33" style:family="text">
      <style:text-properties officeooo:rsid="00257c2a"/>
    </style:style>
    <style:style style:name="T34" style:family="text">
      <style:text-properties officeooo:rsid="002924a0"/>
    </style:style>
    <style:style style:name="T35" style:family="text">
      <style:text-properties officeooo:rsid="003893d1"/>
    </style:style>
    <style:style style:name="T36" style:family="text">
      <style:text-properties officeooo:rsid="00398ca8"/>
    </style:style>
    <style:style style:name="T37" style:family="text">
      <style:text-properties officeooo:rsid="003f035b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6.5 Instance Name Field" form:control-implementation="ooo:com.sun.star.form.component.TextField" xml:id="control1" form:id="control1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2" form:id="control2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3" form:id="control3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4" form:id="control4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5" form:id="control5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6" form:id="control6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7" form:id="control7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8" form:id="control8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9" form:id="control9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0" form:id="control10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1" form:id="control11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2" form:id="control12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3" form:id="control13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4" form:id="control14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15" form:id="control15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16" form:id="control16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17" form:id="control17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18" form:id="control18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19" form:id="control19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0" form:id="control20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1" form:id="control21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2" form:id="control22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3" form:id="control23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4" form:id="control24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25" form:id="control25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26" form:id="control26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7.5 Flavor Field" form:control-implementation="ooo:com.sun.star.form.component.TextField" xml:id="control27" form:id="control27" form:tab-index="13" form:current-value="m2.tin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8.5 Instance Count Field" form:control-implementation="ooo:com.sun.star.form.component.TextField" xml:id="control28" form:id="control28" form:tab-index="1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9.5 Instance Boot Source Field" form:control-implementation="ooo:com.sun.star.form.component.TextField" xml:id="control29" form:id="control29" form:tab-index="17" form:current-value="Boot from imag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0.5 Image Name Field" form:control-implementation="ooo:com.sun.star.form.component.TextField" xml:id="control30" form:id="control30" form:tab-index="19" form:current-value="res_os_drupa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2" form:control-implementation="ooo:com.sun.star.form.component.CheckBox" xml:id="control31" form:id="control31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hecklist: Launching your Drupal Instance in the Cloud</text:p>
      <text:p text:style-name="P18"/>
      <text:p text:style-name="P17"><text:span text:style-name="T7">This checklist describes the steps that need to be taken to launch a server running </text:span><text:span text:style-name="T10">the Drupal</text:span><text:span text:style-name="T9"> content </text:span><text:span text:style-name="T10">management</text:span><text:span text:style-name="T7"> </text:span><text:span text:style-name="T8">server</text:span><text:span text:style-name="T7"> on the NeCTAR cloud</text:span></text:p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Bring up the launch instance dialogue:</text:p>
          </table:table-cell>
        </table:table-row>
        <table:table-row>
          <table:table-cell table:style-name="Table1.A2" office:value-type="string">
            <text:p text:style-name="P2"><draw:control text:anchor-type="as-char" draw:z-index="4" draw:style-name="gr2" draw:text-style-name="P34" svg:width="0.466cm" svg:height="0.563cm" draw:control="control5"/></text:p>
          </table:table-cell>
          <table:table-cell table:style-name="Table1.B2" office:value-type="string">
            <text:p text:style-name="P11"><text:span text:style-name="T22">In a web browser navigate to </text:span><text:span text:style-name="T27">the Dashboard home </text:span><text:span text:style-name="T16">(</text:span><text:a xlink:type="simple" xlink:href="https://dashboard.rc.nectar.org.au/" text:style-name="Internet_20_link" text:visited-style-name="Visited_20_Internet_20_Link">https://dashboard.rc.nectar.org.au</text:a><text:span text:style-name="T16">) 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31" draw:style-name="gr2" draw:text-style-name="P34" svg:width="0.466cm" svg:height="0.563cm" draw:control="control31"/></text:p>
          </table:table-cell>
          <table:table-cell table:style-name="Table1.B3" office:value-type="string">
            <text:p text:style-name="P5">Select the “Instances” menu item (<text:a xlink:type="simple" xlink:href="https://dashboard.rc.nectar.org.au/project/instances/" text:style-name="Internet_20_link" text:visited-style-name="Visited_20_Internet_20_Link">https://dashboard.rc.nectar.org.au/project/instances/</text:a>)</text:p>
          </table:table-cell>
        </table:table-row>
        <table:table-row>
          <table:table-cell table:style-name="Table1.A4" office:value-type="string">
            <text:p text:style-name="P2"><draw:control text:anchor-type="as-char" draw:z-index="5" draw:style-name="gr2" draw:text-style-name="P34" svg:width="0.466cm" svg:height="0.563cm" draw:control="control6"/></text:p>
          </table:table-cell>
          <table:table-cell table:style-name="Table1.B4" office:value-type="string">
            <text:p text:style-name="P1">Press the “Launch Instance” button</text:p>
          </table:table-cell>
        </table:table-row>
        <table:table-row>
          <table:table-cell table:style-name="Table1.A5" office:value-type="string">
            <text:p text:style-name="P2"><draw:control text:anchor-type="as-char" draw:z-index="6" draw:style-name="gr2" draw:text-style-name="P34" svg:width="0.466cm" svg:height="0.563cm" draw:control="control7"/></text:p>
          </table:table-cell>
          <table:table-cell table:style-name="Table1.B5" office:value-type="string">
            <text:p text:style-name="P4">A dialogue titled “Launch Instance” is shown</text:p>
          </table:table-cell>
        </table:table-row>
      </table:table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draw:control text:anchor-type="as-char" draw:z-index="12" draw:style-name="gr2" draw:text-style-name="P34" svg:width="0.466cm" svg:height="0.563cm" draw:control="control13"/></text:p>
          </table:table-cell>
          <table:table-cell table:style-name="Table2.B1" office:value-type="string">
            <text:p text:style-name="P8"><text:span text:style-name="T31">Go to the “D</text:span>etails” tab:</text:p>
          </table:table-cell>
        </table:table-row>
        <table:table-row>
          <table:table-cell table:style-name="Table2.A1" office:value-type="string">
            <text:p text:style-name="P2"><draw:control text:anchor-type="as-char" draw:z-index="7" draw:style-name="gr2" draw:text-style-name="P34" svg:width="0.466cm" svg:height="0.563cm" draw:control="control8"/></text:p>
          </table:table-cell>
          <table:table-cell table:style-name="Table2.B2" office:value-type="string">
            <text:p text:style-name="P6">Enter a meaningful name in the Instance Name fiel<text:span text:style-name="T31">d, e.g.: “DrupalCMS”</text:span></text:p>
            <text:p text:style-name="P24">The name you entered was: <draw:control text:anchor-type="as-char" svg:y="-0.443cm" draw:z-index="0" draw:style-name="gr1" draw:text-style-name="P33" svg:width="10.999cm" svg:height="0.703cm" draw:control="control1"/></text:p>
          </table:table-cell>
        </table:table-row>
        <table:table-row>
          <table:table-cell table:style-name="Table2.A1" office:value-type="string">
            <text:p text:style-name="P2"><draw:control text:anchor-type="as-char" draw:z-index="8" draw:style-name="gr2" draw:text-style-name="P34" svg:width="0.466cm" svg:height="0.563cm" draw:control="control9"/></text:p>
          </table:table-cell>
          <table:table-cell table:style-name="Table2.B3" office:value-type="string">
            <text:p text:style-name="P13"><text:span text:style-name="T17">The Flavor is: </text:span><text:span text:style-name="T21"><draw:control text:anchor-type="as-char" svg:y="-0.443cm" draw:z-index="27" draw:style-name="gr1" draw:text-style-name="P34" svg:width="10.999cm" svg:height="0.703cm" draw:control="control27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9" draw:style-name="gr2" draw:text-style-name="P34" svg:width="0.466cm" svg:height="0.563cm" draw:control="control10"/></text:p>
          </table:table-cell>
          <table:table-cell table:style-name="Table2.B4" office:value-type="string">
            <text:p text:style-name="P13"><text:span text:style-name="T17">The Instance Count is: </text:span><text:span text:style-name="T19"><draw:control text:anchor-type="as-char" svg:y="-0.443cm" draw:z-index="28" draw:style-name="gr1" draw:text-style-name="P34" svg:width="9.619cm" svg:height="0.703cm" draw:control="control28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0" draw:style-name="gr2" draw:text-style-name="P34" svg:width="0.466cm" svg:height="0.563cm" draw:control="control11"/></text:p>
          </table:table-cell>
          <table:table-cell table:style-name="Table2.B5" office:value-type="string">
            <text:p text:style-name="P14"><text:span text:style-name="T17">The Instance Boot Source is: </text:span><text:span text:style-name="T19"><draw:control text:anchor-type="as-char" svg:y="-0.443cm" draw:z-index="29" draw:style-name="gr1" draw:text-style-name="P34" svg:width="8.654cm" svg:height="0.703cm" draw:control="control29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1" draw:style-name="gr2" draw:text-style-name="P34" svg:width="0.466cm" svg:height="0.563cm" draw:control="control12"/></text:p>
          </table:table-cell>
          <table:table-cell table:style-name="Table2.B6" office:value-type="string">
            <text:p text:style-name="P14"><text:span text:style-name="T17">The Image Name is</text:span><text:span text:style-name="T18">:</text:span><text:span text:style-name="T17"> </text:span><text:span text:style-name="T20"><draw:control text:anchor-type="as-char" svg:y="-0.443cm" draw:z-index="30" draw:style-name="gr1" draw:text-style-name="P34" svg:width="8.654cm" svg:height="0.703cm" draw:control="control30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3" draw:style-name="gr2" draw:text-style-name="P34" svg:width="0.466cm" svg:height="0.563cm" draw:control="control14"/></text:p>
          </table:table-cell>
          <table:table-cell table:style-name="Table2.B1" office:value-type="string">
            <text:p text:style-name="P8"><text:span text:style-name="T31">Go to the “</text:span>Access &amp; Security” tab:</text:p>
          </table:table-cell>
        </table:table-row>
        <table:table-row>
          <table:table-cell table:style-name="Table2.A1" office:value-type="string">
            <text:p text:style-name="P2"><draw:control text:anchor-type="as-char" draw:z-index="16" draw:style-name="gr2" draw:text-style-name="P34" svg:width="0.466cm" svg:height="0.563cm" draw:control="control17"/></text:p>
          </table:table-cell>
          <table:table-cell table:style-name="Table2.B8" office:value-type="string">
            <text:p text:style-name="P6">Select a key pair to ssh into this instance with <text:span text:style-name="T34">(the one you have just created would be good)</text:span></text:p>
            <text:p text:style-name="P23"><text:span text:style-name="T32">T</text:span>he <text:span text:style-name="T32">key pair</text:span> you <text:span text:style-name="T32">selected</text:span> was: <draw:control text:anchor-type="as-char" svg:y="-0.443cm" draw:z-index="1" draw:style-name="gr1" draw:text-style-name="P33" svg:width="10.999cm" svg:height="0.703cm" draw:control="control2"/></text:p>
          </table:table-cell>
        </table:table-row>
        <table:table-row>
          <table:table-cell table:style-name="Table2.A1" office:value-type="string">
            <text:p text:style-name="P2"><draw:control text:anchor-type="as-char" draw:z-index="17" draw:style-name="gr2" draw:text-style-name="P34" svg:width="0.466cm" svg:height="0.563cm" draw:control="control18"/></text:p>
          </table:table-cell>
          <table:table-cell table:style-name="Table2.B9" office:value-type="string">
            <text:p text:style-name="P6">Selected appropriate security groups for this instance (must allow ingress on ports 80 and 22 – <text:span text:style-name="T35">the one you have just created would be good</text:span>)</text:p>
            <text:p text:style-name="P22">The security groups you selected were:</text:p>
            <text:p text:style-name="P23"><draw:control text:anchor-type="as-char" svg:y="-0.443cm" draw:z-index="2" draw:style-name="gr1" draw:text-style-name="P33" svg:width="15.848cm" svg:height="0.703cm" draw:control="control3"/></text:p>
          </table:table-cell>
        </table:table-row>
        <table:table-row>
          <table:table-cell table:style-name="Table2.A1" office:value-type="string">
            <text:p text:style-name="P2"><draw:control text:anchor-type="as-char" draw:z-index="14" draw:style-name="gr2" draw:text-style-name="P34" svg:width="0.466cm" svg:height="0.563cm" draw:control="control15"/></text:p>
          </table:table-cell>
          <table:table-cell table:style-name="Table2.B1" office:value-type="string">
            <text:p text:style-name="P8"><text:span text:style-name="T33">Go to the “</text:span>Availability Zone” <text:span text:style-name="T33">tab</text:span>:</text:p>
          </table:table-cell>
        </table:table-row>
        <table:table-row>
          <table:table-cell table:style-name="Table2.A1" office:value-type="string">
            <text:p text:style-name="P2"><draw:control text:anchor-type="as-char" draw:z-index="18" draw:style-name="gr2" draw:text-style-name="P34" svg:width="0.466cm" svg:height="0.563cm" draw:control="control19"/></text:p>
          </table:table-cell>
          <table:table-cell table:style-name="Table2.B11" office:value-type="string">
            <text:p text:style-name="P12"><text:span text:style-name="T17">The default Availability Zone option of </text:span><text:span text:style-name="T19">(Any availability zone)</text:span><text:span text:style-name="T17"> is selected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5" draw:style-name="gr2" draw:text-style-name="P34" svg:width="0.466cm" svg:height="0.563cm" draw:control="control16"/></text:p>
          </table:table-cell>
          <table:table-cell table:style-name="Table2.B1" office:value-type="string">
            <text:p text:style-name="P8"><text:span text:style-name="T33">Go to the “</text:span>Post-Creation” tab:</text:p>
          </table:table-cell>
        </table:table-row>
        <table:table-row>
          <table:table-cell table:style-name="Table2.A1" office:value-type="string">
            <text:p text:style-name="P2"><draw:control text:anchor-type="as-char" draw:z-index="19" draw:style-name="gr2" draw:text-style-name="P34" svg:width="0.466cm" svg:height="0.563cm" draw:control="control20"/></text:p>
          </table:table-cell>
          <table:table-cell table:style-name="Table2.B13" office:value-type="string">
            <text:p text:style-name="P7">In the Customization Script Source drop down select <text:span text:style-name="T28">Direct Input</text:span></text:p>
          </table:table-cell>
        </table:table-row>
        <table:table-row>
          <table:table-cell table:style-name="Table2.A14" office:value-type="string">
            <text:p text:style-name="P16"><draw:control text:anchor-type="as-char" draw:z-index="20" draw:style-name="gr2" draw:text-style-name="P34" svg:width="0.466cm" svg:height="0.563cm" draw:control="control21"/></text:p>
          </table:table-cell>
          <table:table-cell table:style-name="Table2.B14" office:value-type="string">
            <text:p text:style-name="P6">In the Script <text:span text:style-name="T30">Data</text:span> edit box <text:span text:style-name="T30">enter </text:span>the following <text:span text:style-name="T37">(you can copy and paste)</text:span>:</text:p>
            <text:p text:style-name="P15">#!/bin/bash -v</text:p>
            <text:p text:style-name="P15">apt-get update &amp;&amp; apt-get -y upgrade</text:p>
            <text:p text:style-name="P32"/>
          </table:table-cell>
        </table:table-row>
        <table:table-row>
          <table:table-cell table:style-name="Table2.A1" office:value-type="string">
            <text:p text:style-name="P2"><draw:control text:anchor-type="as-char" draw:z-index="21" draw:style-name="gr2" draw:text-style-name="P34" svg:width="0.466cm" svg:height="0.563cm" draw:control="control22"/></text:p>
          </table:table-cell>
          <table:table-cell table:style-name="Table2.B1" office:value-type="string">
            <text:p text:style-name="P9">Create the computer on the cloud</text:p>
          </table:table-cell>
        </table:table-row>
        <table:table-row>
          <table:table-cell table:style-name="Table2.A1" office:value-type="string">
            <text:p text:style-name="P2"><draw:control text:anchor-type="as-char" draw:z-index="22" draw:style-name="gr2" draw:text-style-name="P34" svg:width="0.466cm" svg:height="0.563cm" draw:control="control23"/></text:p>
          </table:table-cell>
          <table:table-cell table:style-name="Table2.B16" office:value-type="string">
            <text:p text:style-name="P31">Press the “Launch” button…</text:p>
          </table:table-cell>
        </table:table-row>
      </table:table>
      <text:p text:style-name="P27"/>
      <text:p text:style-name="P25">Once launched (Status is <text:span text:style-name="T28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8"><text:span text:style-name="T34">On the Instances “</text:span>Overview” tab:</text:p>
          </table:table-cell>
        </table:table-row>
        <table:table-row>
          <table:table-cell table:style-name="Table3.A2" office:value-type="string">
            <text:p text:style-name="P2"><draw:control text:anchor-type="as-char" draw:z-index="23" draw:style-name="gr2" draw:text-style-name="P34" svg:width="0.466cm" svg:height="0.563cm" draw:control="control24"/></text:p>
          </table:table-cell>
          <table:table-cell table:style-name="Table3.B2" office:value-type="string">
            <text:p text:style-name="P6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2"><draw:control text:anchor-type="as-char" draw:z-index="24" draw:style-name="gr2" draw:text-style-name="P34" svg:width="0.466cm" svg:height="0.563cm" draw:control="control25"/></text:p>
          </table:table-cell>
          <table:table-cell table:style-name="Table3.B3" office:value-type="string">
            <text:p text:style-name="P6">The IP address for the instance is: <draw:control text:anchor-type="as-char" svg:y="-0.443cm" draw:z-index="3" draw:style-name="gr1" draw:text-style-name="P33" svg:width="6.504cm" svg:height="0.703cm" draw:control="control4"/></text:p>
          </table:table-cell>
        </table:table-row>
      </table:table>
      <text:p text:style-name="P26">Build a url to place in your browser by prepending “http://”<text:span text:style-name="T29"> 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8">URL works:</text:p>
          </table:table-cell>
        </table:table-row>
        <table:table-row>
          <table:table-cell table:style-name="Table4.A2" office:value-type="string">
            <text:p text:style-name="P2"><draw:control text:anchor-type="as-char" draw:z-index="25" draw:style-name="gr2" draw:text-style-name="P34" svg:width="0.466cm" svg:height="0.563cm" draw:control="control26"/></text:p>
          </table:table-cell>
          <table:table-cell table:style-name="Table4.B2" office:value-type="string">
            <text:p text:style-name="P10"><text:span text:style-name="T22">When visiting the constructed URL (along the lines of “</text:span><text:span text:style-name="T5">http://144.6.255.19</text:span><text:span text:style-name="T6">8</text:span><text:span text:style-name="T22">”) </text:span><text:span text:style-name="T23">a web page</text:span><text:span text:style-name="T24"> opens in your browser, </text:span><text:span text:style-name="T25">and shows a photograph of the </text:span><text:span text:style-name="T26">R</text:span><text:span text:style-name="T25">esearch </text:span><text:span text:style-name="T26">K</text:span><text:span text:style-name="T25">at.</text:span></text:p>
          </table:table-cell>
        </table:table-row>
      </table:table>
      <text:p text:style-name="P20"/>
      <text:p text:style-name="P21"><text:span text:style-name="T11">Congratulations!</text:span><text:span text:style-name="T12"> You have just spun a highly powered </text:span><text:span text:style-name="T13">content management</text:span><text:span text:style-name="T14"> </text:span><text:span text:style-name="T13">system</text:span><text:span text:style-name="T14">. </text:span><text:span text:style-name="T15">The world awaits your Kitten re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26"><draw:image xlink:href="Pictures/10000201000000580000001F5754D91C06F322C0.png" xlink:type="simple" xlink:show="embed" xlink:actuate="onLoad"/></draw:frame></draw:a><text:span text:style-name="MT1"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meta:editing-cycles>33</meta:editing-cycles>
    <dc:date>2016-01-20T13:51:25.474289000</dc:date>
    <meta:editing-duration>PT1H6M15S</meta:editing-duration>
    <dc:creator>Martin Paulo</dc:creator>
    <meta:document-statistic meta:table-count="4" meta:image-count="1" meta:object-count="0" meta:page-count="1" meta:paragraph-count="61" meta:word-count="336" meta:character-count="2082" meta:non-whitespace-character-count="1769"/>
  </office:meta>
</office:document-meta>
</file>